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, Georgia, serif"/>
    <style:font-face style:name="Lohit Marathi1" svg:font-family="'Lohit Marathi'"/>
    <style:font-face style:name="Hagin Caps Medium" svg:font-family="'Hagin Caps Medium'" style:font-adornments="Regular" style:font-pitch="variable"/>
    <style:font-face style:name="Poly" svg:font-family="Pol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e4349" style:font-name="Poly" fo:font-size="30pt" fo:letter-spacing="normal" fo:font-style="normal" fo:font-weight="normal" officeooo:paragraph-rsid="000d72fa"/>
    </style:style>
    <style:style style:name="P2" style:family="paragraph" style:parent-style-name="Heading_20_1">
      <style:text-properties fo:font-variant="normal" fo:text-transform="none" fo:color="#3e4349" style:font-name="Garamond" fo:font-size="30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3e4349" style:font-name="Poly" fo:font-size="30pt" fo:letter-spacing="normal" fo:font-style="normal" fo:font-weight="normal" officeooo:paragraph-rsid="000d72fa"/>
    </style:style>
    <style:style style:name="P4" style:family="paragraph" style:parent-style-name="Heading_20_1">
      <style:text-properties fo:font-variant="normal" fo:text-transform="none" fo:color="#3e4349" style:font-name="Hagin Caps Medium" fo:font-size="30pt" fo:letter-spacing="normal" fo:font-style="normal" fo:font-weight="normal" officeooo:paragraph-rsid="000d72fa"/>
    </style:style>
    <style:style style:name="P5" style:family="paragraph" style:parent-style-name="Text_20_body">
      <style:text-properties fo:font-variant="normal" fo:text-transform="none" fo:color="#3e4349" style:font-name="Poly" fo:font-size="40pt" fo:letter-spacing="normal" fo:font-style="normal" fo:font-weight="normal" officeooo:rsid="000ed1f8" officeooo:paragraph-rsid="000ed1f8" style:font-size-asian="40pt" style:font-size-complex="40pt"/>
    </style:style>
    <style:style style:name="P6" style:family="paragraph" style:parent-style-name="Heading_20_1">
      <style:text-properties fo:font-variant="normal" fo:text-transform="none" fo:color="#3e4349" style:font-name="Poly" fo:font-size="80pt" fo:letter-spacing="normal" fo:font-style="normal" fo:font-weight="normal" style:font-size-asian="80pt" style:font-size-complex="80pt"/>
    </style:style>
    <style:style style:name="T1" style:family="text">
      <style:text-properties officeooo:rsid="000d72fa"/>
    </style:style>
    <style:style style:name="T2" style:family="text">
      <style:text-properties officeooo:rsid="000e2463"/>
    </style:style>
    <style:style style:name="T3" style:family="text">
      <style:text-properties officeooo:rsid="000ed1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docs!</text:h>
      <text:h text:style-name="P2" text:outline-level="1">sdocs!</text:h>
      <text:h text:style-name="P6" text:outline-level="1"><text:span text:style-name="T3">sd</text:span>ocs!</text:h>
      <text:p text:style-name="P5"><text:s text:c="8"/>by Jeff</text:p>
      <text:h text:style-name="P3" text:outline-level="1"><text:span text:style-name="T1">s</text:span>docs!</text:h>
      <text:h text:style-name="P4" text:outline-level="1">Sdocs!</text:h>
      <text:h text:style-name="P4" text:outline-level="1">sdocs!</text:h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amond" svg:font-family="Garamond, Georgia, serif"/>
    <style:font-face style:name="Lohit Marathi1" svg:font-family="'Lohit Marathi'"/>
    <style:font-face style:name="Hagin Caps Medium" svg:font-family="'Hagin Caps Medium'" style:font-adornments="Regular" style:font-pitch="variable"/>
    <style:font-face style:name="Poly" svg:font-family="Pol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DE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22:13:01.486017972</meta:creation-date>
    <dc:date>2015-01-31T23:31:44.299045086</dc:date>
    <meta:editing-duration>PT53M14S</meta:editing-duration>
    <meta:editing-cycles>3</meta:editing-cycles>
    <meta:generator>LibreOffice/4.3.5.2.0$Linux_X86_64 LibreOffice_project/430m0$Build-2</meta:generator>
    <meta:document-statistic meta:table-count="0" meta:image-count="0" meta:object-count="0" meta:page-count="1" meta:paragraph-count="7" meta:word-count="8" meta:character-count="51" meta:non-whitespace-character-count="42"/>
  </office:meta>
</office:document-meta>
</file>